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2.8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11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5cm"/>
    </style:style>
    <style:style style:name="gr6" style:family="graphic" style:parent-style-name="standard">
      <style:graphic-properties draw:textarea-horizontal-align="justify" draw:textarea-vertical-align="middle" draw:auto-grow-height="false" fo:min-height="2.95cm" fo:min-width="3.8cm"/>
    </style:style>
    <style:style style:name="gr7" style:family="graphic" style:parent-style-name="standard">
      <style:graphic-properties draw:stroke="none" svg:stroke-color="#000000" draw:fill="none" draw:fill-color="#ffffff" fo:min-height="0.704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7cm"/>
    </style:style>
    <style:style style:name="gr9" style:family="graphic" style:parent-style-name="standard">
      <style:graphic-properties draw:textarea-horizontal-align="justify" draw:textarea-vertical-align="middle" draw:auto-grow-height="false" fo:min-height="2.65cm" fo:min-width="3.8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draw:stroke="none" svg:stroke-color="#000000" draw:fill="none" draw:fill-color="#ffffff" fo:min-height="1.097cm"/>
    </style:style>
    <style:style style:name="gr12" style:family="graphic" style:parent-style-name="standard">
      <style:graphic-properties draw:stroke="none" svg:stroke-color="#000000" draw:fill="none" draw:fill-color="#ffffff" fo:min-height="1.407cm"/>
    </style:style>
    <style:style style:name="gr13" style:family="graphic" style:parent-style-name="standard">
      <style:graphic-properties draw:textarea-horizontal-align="justify" draw:textarea-vertical-align="middle" draw:auto-grow-height="false" fo:min-height="1.15cm" fo:min-width="4.4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4cm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5.1cm"/>
    </style:style>
    <style:style style:name="gr16" style:family="graphic" style:parent-style-name="standard">
      <style:graphic-properties draw:stroke="none" svg:stroke-color="#000000" draw:fill="none" draw:fill-color="#ffffff" fo:min-height="0.471cm"/>
    </style:style>
    <style:style style:name="gr17" style:family="graphic" style:parent-style-name="standard">
      <style:graphic-properties draw:stroke="none" svg:stroke-color="#000000" draw:fill="none" draw:fill-color="#ffffff" fo:min-height="0.94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3cm" svg:height="1.4cm" svg:x="5.7cm" svg:y="4.6cm">
          <text:p text:style-name="P1">buffer_rx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4cm" svg:height="1.2cm" svg:x="1.9cm" svg:y="4.7cm">
          <text:p text:style-name="P1">COM rx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1.8cm" svg:height="1.1cm" svg:x="1.5cm" svg:y="6.7cm">
          <text:p text:style-name="P1">Registres_param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7.35cm" svg:y1="6cm" svg:x2="7.4cm" svg:y2="6.7cm" draw:start-shape="id1" draw:start-glue-point="2" draw:end-shape="id2" draw:end-glue-point="0" svg:d="M7350 6000l50 700" svg:viewBox="0 0 51 701">
          <text:p/>
        </draw:connector>
        <draw:custom-shape draw:style-name="gr5" draw:text-style-name="P1" xml:id="id3" draw:id="id3" draw:layer="layout" svg:width="5.5cm" svg:height="3cm" svg:x="11.2cm" svg:y="2.4cm">
          <text:p text:style-name="P1">FSM</text:p>
          <text:p text:style-name="P1">Contrôle port</text:p>
          <text:p text:style-name="P1">série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4.3cm" svg:height="3.2cm" svg:x="1.6cm" svg:y="9cm">
          <text:p text:style-name="P1">Génération</text:p>
          <text:p text:style-name="P1">Forme</text:p>
          <text:p text:style-name="P1">d’onde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4.3cm" svg:height="3.2cm" svg:x="6.7cm" svg:y="9cm">
          <text:p text:style-name="P1">Contrôle</text:p>
          <text:p text:style-name="P1">ADC 12 bits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4.3cm" svg:height="3.2cm" svg:x="1.6cm" svg:y="13.8cm">
          <text:p text:style-name="P1">Contrôle </text:p>
          <text:p text:style-name="P1">DAC 16 bits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4.3cm" svg:height="3.2cm" svg:x="11.5cm" svg:y="9cm">
          <text:p text:style-name="P1">Contrôle </text:p>
          <text:p text:style-name="P1">ADC 10 bit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.786cm" svg:x1="13.95cm" svg:y1="5.4cm" svg:x2="10.237cm" svg:y2="9.026cm" draw:start-shape="id3" draw:start-glue-point="2" svg:d="M13950 5400v2850h-3713v776" svg:viewBox="0 0 3714 3627">
          <text:p/>
        </draw:connector>
        <draw:connector draw:style-name="gr4" draw:text-style-name="P2" draw:layer="layout" svg:x1="16.7cm" svg:y1="3.9cm" svg:x2="15.751cm" svg:y2="9.471cm" draw:start-shape="id3" draw:start-glue-point="1" svg:d="M16700 3900h501v5571h-1450" svg:viewBox="0 0 1451 5572">
          <text:p/>
        </draw:connector>
        <draw:connector draw:style-name="gr4" draw:text-style-name="P2" draw:layer="layout" svg:x1="7.4cm" svg:y1="7.8cm" svg:x2="8.85cm" svg:y2="9cm" draw:start-shape="id2" draw:start-glue-point="2" draw:end-shape="id4" draw:end-glue-point="0" svg:d="M7400 7800v600h1450v600" svg:viewBox="0 0 1451 1201">
          <text:p/>
        </draw:connector>
        <draw:connector draw:style-name="gr4" draw:text-style-name="P2" draw:layer="layout" svg:x1="7.4cm" svg:y1="7.8cm" svg:x2="3.75cm" svg:y2="9cm" draw:start-shape="id2" draw:start-glue-point="2" draw:end-shape="id5" draw:end-glue-point="0" svg:d="M7400 7800v600h-3650v600" svg:viewBox="0 0 3651 1201">
          <text:p/>
        </draw:connector>
        <draw:connector draw:style-name="gr4" draw:text-style-name="P2" draw:layer="layout" svg:x1="7.4cm" svg:y1="7.8cm" svg:x2="13.65cm" svg:y2="9cm" draw:start-shape="id2" draw:start-glue-point="2" draw:end-shape="id6" svg:d="M7400 7800v600h6250v600" svg:viewBox="0 0 6251 1201">
          <text:p/>
        </draw:connector>
        <draw:connector draw:style-name="gr4" draw:text-style-name="P2" draw:layer="layout" svg:x1="3.75cm" svg:y1="12.2cm" svg:x2="3.75cm" svg:y2="13.8cm" draw:start-shape="id5" draw:start-glue-point="2" draw:end-shape="id7" svg:d="M3750 12200v1600" svg:viewBox="0 0 1 1601">
          <text:p/>
        </draw:connector>
        <draw:connector draw:style-name="gr4" draw:text-style-name="P2" draw:layer="layout" svg:x1="5.9cm" svg:y1="10.6cm" svg:x2="5.9cm" svg:y2="15.4cm" draw:start-shape="id5" draw:start-glue-point="1" draw:end-shape="id7" draw:end-glue-point="1" svg:d="M5900 10600h501v4800h-501" svg:viewBox="0 0 502 4801">
          <text:p/>
        </draw:connector>
        <draw:connector draw:style-name="gr4" draw:text-style-name="P2" draw:layer="layout" svg:x1="4.3cm" svg:y1="5.3cm" svg:x2="5.7cm" svg:y2="5.3cm" draw:start-shape="id8" draw:start-glue-point="1" draw:end-shape="id1" draw:end-glue-point="3" svg:d="M4300 5300h1400" svg:viewBox="0 0 1401 1">
          <text:p/>
        </draw:connector>
        <draw:line draw:style-name="gr4" draw:text-style-name="P2" draw:layer="layout" svg:x1="3.1cm" svg:y1="3.5cm" svg:x2="3.1cm" svg:y2="4.7cm">
          <text:p/>
        </draw:line>
        <draw:frame draw:style-name="gr7" draw:text-style-name="P3" draw:layer="layout" svg:width="1.6cm" svg:height="0.954cm" svg:x="2.423cm" svg:y="2.6cm">
          <draw:text-box>
            <text:p>RX</text:p>
          </draw:text-box>
        </draw:frame>
        <draw:custom-shape draw:style-name="gr8" draw:text-style-name="P1" xml:id="id9" draw:id="id9" draw:layer="layout" svg:width="7.5cm" svg:height="1cm" svg:x="7.4cm" svg:y="13.7cm">
          <text:p text:style-name="P1">reg_conversion 12 bits</text:p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7.5cm" svg:height="1cm" svg:x="7.4cm" svg:y="15.2cm">
          <text:p text:style-name="P1">reg_conversion 10 bit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85cm" svg:y1="12.2cm" svg:x2="11.15cm" svg:y2="13.7cm" draw:start-shape="id4" draw:start-glue-point="2" draw:end-shape="id9" draw:end-glue-point="0" svg:d="M8850 12200v750h2300v750" svg:viewBox="0 0 2301 1501">
          <text:p/>
        </draw:connector>
        <draw:connector draw:style-name="gr4" draw:text-style-name="P2" draw:layer="layout" draw:line-skew="-1.1cm" svg:x1="13.65cm" svg:y1="12.2cm" svg:x2="7.4cm" svg:y2="15.7cm" draw:start-shape="id6" draw:start-glue-point="2" draw:end-shape="id10" draw:end-glue-point="3" svg:d="M13650 12200v400h-6751v3100h501" svg:viewBox="0 0 6752 3501">
          <text:p/>
        </draw:connector>
        <draw:custom-shape draw:style-name="gr9" draw:text-style-name="P1" xml:id="id11" draw:id="id11" draw:layer="layout" svg:width="4.3cm" svg:height="2.9cm" svg:x="16.5cm" svg:y="13.6cm">
          <text:p text:style-name="P1">COM tx</text:p>
          <text:p text:style-name="P1">(envoyer</text:p>
          <text:p text:style-name="P1">N <text:s/>octets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4.9cm" svg:y1="14.2cm" svg:x2="16.5cm" svg:y2="15.05cm" draw:start-shape="id9" draw:start-glue-point="1" draw:end-shape="id11" svg:d="M14900 14200h800v850h800" svg:viewBox="0 0 1601 851">
          <text:p/>
        </draw:connector>
        <draw:connector draw:style-name="gr4" draw:text-style-name="P2" draw:layer="layout" svg:x1="14.9cm" svg:y1="15.7cm" svg:x2="16.5cm" svg:y2="15.05cm" draw:start-shape="id10" draw:start-glue-point="1" draw:end-shape="id11" draw:end-glue-point="3" svg:d="M14900 15700h800v-650h800" svg:viewBox="0 0 1601 651">
          <text:p/>
        </draw:connector>
        <draw:connector draw:style-name="gr4" draw:text-style-name="P2" draw:layer="layout" svg:x1="20.8cm" svg:y1="15.05cm" svg:x2="22.45cm" svg:y2="13.5cm" draw:start-shape="id11" draw:start-glue-point="1" draw:end-shape="id12" draw:end-glue-point="2" svg:d="M20800 15050h1650v-1550" svg:viewBox="0 0 1651 1551">
          <text:p/>
        </draw:connector>
        <draw:frame draw:style-name="gr10" draw:text-style-name="P3" xml:id="id12" draw:id="id12" draw:layer="layout" svg:width="1.7cm" svg:height="1.1cm" svg:x="21.6cm" svg:y="12.4cm">
          <draw:text-box>
            <text:p>TX</text:p>
          </draw:text-box>
        </draw:frame>
        <draw:connector draw:style-name="gr4" draw:text-style-name="P2" draw:layer="layout" svg:x1="3.75cm" svg:y1="17cm" svg:x2="3.734cm" svg:y2="19.016cm" draw:start-shape="id7" draw:start-glue-point="2" svg:d="M3750 17000v1259h-16v757" svg:viewBox="0 0 17 2017">
          <text:p/>
        </draw:connector>
        <draw:frame draw:style-name="gr10" draw:text-style-name="P3" draw:layer="layout" svg:width="4cm" svg:height="1.1cm" svg:x="2.2cm" svg:y="19cm">
          <draw:text-box>
            <text:p>Output DAC</text:p>
          </draw:text-box>
        </draw:frame>
        <draw:frame draw:style-name="gr11" draw:text-style-name="P4" draw:layer="layout" svg:width="15.6cm" svg:height="1.347cm" svg:x="7.2cm" svg:y="0cm">
          <draw:text-box>
            <text:p><text:span text:style-name="T1">Schéma test courbe CV (top level)</text:span></text:p>
          </draw:text-box>
        </draw:frame>
        <draw:connector draw:style-name="gr4" draw:text-style-name="P2" draw:layer="layout" draw:line-skew="0.401cm" svg:x1="6.7cm" svg:y1="10.6cm" svg:x2="10.163cm" svg:y2="18.818cm" draw:start-shape="id4" draw:start-glue-point="3" svg:d="M6700 10600h-100v8218h3563" svg:viewBox="0 0 3564 8219">
          <text:p/>
        </draw:connector>
        <draw:custom-shape draw:style-name="gr8" draw:text-style-name="P1" draw:layer="layout" svg:width="7.5cm" svg:height="1cm" svg:x="7.4cm" svg:y="13.7cm">
          <text:p text:style-name="P1">reg_conversion 12 bits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4cm" svg:height="1.657cm" svg:x="10.1cm" svg:y="18.2cm">
          <draw:text-box>
            <text:p text:style-name="P1">Output ADC 12 bits</text:p>
          </draw:text-box>
        </draw:frame>
        <draw:connector draw:style-name="gr4" draw:text-style-name="P2" draw:layer="layout" svg:x1="15.8cm" svg:y1="10.6cm" svg:x2="16.32cm" svg:y2="18.175cm" draw:start-shape="id6" draw:start-glue-point="1" svg:d="M15800 10600h511v7575h9" svg:viewBox="0 0 521 7576">
          <text:p/>
        </draw:connector>
        <draw:frame draw:style-name="gr12" draw:text-style-name="P5" draw:layer="layout" svg:width="4cm" svg:height="1.657cm" svg:x="14.2cm" svg:y="18.2cm">
          <draw:text-box>
            <text:p text:style-name="P1">Output ADC 10 bits</text:p>
          </draw:text-box>
        </draw:frame>
        <draw:custom-shape draw:style-name="gr13" draw:text-style-name="P1" xml:id="id13" draw:id="id13" draw:layer="layout" svg:width="4.9cm" svg:height="1.4cm" svg:x="19.6cm" svg:y="2.3cm">
          <text:p text:style-name="P1">Compteur buffer</text:p>
          <draw:enhanced-geometry svg:viewBox="0 0 21600 21600" draw:type="rectangle" draw:enhanced-path="M 0 0 L 21600 0 21600 21600 0 21600 0 0 Z N"/>
        </draw:custom-shape>
        <draw:custom-shape draw:style-name="gr13" draw:text-style-name="P1" xml:id="id14" draw:id="id14" draw:layer="layout" svg:width="4.9cm" svg:height="1.4cm" svg:x="19.6cm" svg:y="4.5cm">
          <text:p text:style-name="P1">Compteur start</text:p>
          <draw:enhanced-geometry svg:viewBox="0 0 21600 21600" draw:type="rectangle" draw:enhanced-path="M 0 0 L 21600 0 21600 21600 0 21600 0 0 Z N"/>
        </draw:custom-shape>
        <draw:custom-shape draw:style-name="gr14" draw:text-style-name="P1" xml:id="id15" draw:id="id15" draw:layer="layout" svg:width="4.5cm" svg:height="2cm" svg:x="19.8cm" svg:y="6.6cm">
          <text:p text:style-name="P1">Comparateur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6.7cm" svg:y1="3.9cm" svg:x2="19.6cm" svg:y2="3cm" draw:start-shape="id3" draw:start-glue-point="1" draw:end-shape="id13" draw:end-glue-point="3" svg:d="M16700 3900h1450v-900h1450" svg:viewBox="0 0 2901 901">
          <text:p/>
        </draw:connector>
        <draw:connector draw:style-name="gr4" draw:text-style-name="P2" draw:layer="layout" svg:x1="16.7cm" svg:y1="3.9cm" svg:x2="19.6cm" svg:y2="5.2cm" draw:start-shape="id3" draw:start-glue-point="1" draw:end-shape="id14" draw:end-glue-point="3" svg:d="M16700 3900h1450v1300h1450" svg:viewBox="0 0 2901 1301">
          <text:p/>
        </draw:connector>
        <draw:connector draw:style-name="gr4" draw:text-style-name="P2" draw:layer="layout" draw:line-skew="0.101cm" svg:x1="11.2cm" svg:y1="3.9cm" svg:x2="1.6cm" svg:y2="10.6cm" draw:start-shape="id3" draw:start-glue-point="3" draw:end-shape="id5" draw:end-glue-point="3" svg:d="M11200 3900h-10000v6700h400" svg:viewBox="0 0 10001 6701">
          <text:p/>
        </draw:connector>
        <draw:connector draw:style-name="gr4" draw:text-style-name="P2" draw:layer="layout" svg:x1="24.5cm" svg:y1="3cm" svg:x2="24.3cm" svg:y2="7.6cm" draw:start-shape="id13" draw:start-glue-point="1" draw:end-shape="id15" draw:end-glue-point="1" svg:d="M24500 3000h501v4600h-701" svg:viewBox="0 0 702 4601">
          <text:p/>
        </draw:connector>
        <draw:connector draw:style-name="gr4" draw:text-style-name="P2" draw:layer="layout" svg:x1="22.05cm" svg:y1="5.9cm" svg:x2="22.05cm" svg:y2="6.6cm" draw:start-shape="id14" draw:start-glue-point="2" draw:end-shape="id15" draw:end-glue-point="0" svg:d="M22050 5900v700" svg:viewBox="0 0 1 701">
          <text:p/>
        </draw:connector>
        <draw:connector draw:style-name="gr4" draw:text-style-name="P2" draw:layer="layout" draw:line-skew="0cm -0.55cm" svg:x1="22.05cm" svg:y1="8.6cm" svg:x2="13.95cm" svg:y2="2.4cm" draw:start-shape="id15" draw:start-glue-point="2" draw:end-shape="id3" draw:end-glue-point="0" svg:d="M22050 8600v501h-4350v-7202h-3750v501" svg:viewBox="0 0 8101 7203">
          <text:p/>
        </draw:connector>
        <draw:custom-shape draw:style-name="gr15" draw:text-style-name="P1" draw:layer="layout" svg:width="5.6cm" svg:height="1.5cm" svg:x="21.4cm" svg:y="16.2cm">
          <text:p text:style-name="P1">Diviseur CLK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4.4cm" svg:y1="13.8cm" svg:x2="24.4cm" svg:y2="16.2cm">
          <text:p/>
        </draw:line>
        <draw:frame draw:style-name="gr7" draw:text-style-name="P3" draw:layer="layout" svg:width="2.1cm" svg:height="0.954cm" svg:x="23.6cm" svg:y="12.7cm">
          <draw:text-box>
            <text:p>CLK</text:p>
          </draw:text-box>
        </draw:frame>
        <draw:line draw:style-name="gr4" draw:text-style-name="P2" draw:layer="layout" svg:x1="21.8cm" svg:y1="17.7cm" svg:x2="21.8cm" svg:y2="18.7cm">
          <text:p/>
        </draw:line>
        <draw:line draw:style-name="gr4" draw:text-style-name="P2" draw:layer="layout" svg:x1="24.1cm" svg:y1="17.7cm" svg:x2="24.1cm" svg:y2="18.7cm">
          <text:p/>
        </draw:line>
        <draw:line draw:style-name="gr4" draw:text-style-name="P2" draw:layer="layout" svg:x1="26.3cm" svg:y1="17.7cm" svg:x2="26.3cm" svg:y2="18.7cm">
          <text:p/>
        </draw:line>
        <draw:frame draw:style-name="gr16" draw:text-style-name="P6" draw:layer="layout" svg:width="2.1cm" svg:height="0.721cm" svg:x="21.3cm" svg:y="18.6cm">
          <draw:text-box>
            <text:p><text:span text:style-name="T2">25 MHZ</text:span></text:p>
          </draw:text-box>
        </draw:frame>
        <draw:frame draw:style-name="gr17" draw:text-style-name="P6" draw:layer="layout" svg:width="2.4cm" svg:height="1.191cm" svg:x="23.1cm" svg:y="18.6cm">
          <draw:text-box>
            <text:p><text:span text:style-name="T2">12.5 MHZ</text:span></text:p>
          </draw:text-box>
        </draw:frame>
        <draw:frame draw:style-name="gr17" draw:text-style-name="P6" draw:layer="layout" svg:width="2.4cm" svg:height="1.191cm" svg:x="25.4cm" svg:y="18.6cm">
          <draw:text-box>
            <text:p><text:span text:style-name="T2">781 KHZ</text:span></text:p>
          </draw:text-box>
        </draw:frame>
        <draw:connector draw:style-name="gr4" draw:text-style-name="P2" draw:layer="layout" draw:line-skew="-1.2cm" svg:x1="13.95cm" svg:y1="5.4cm" svg:x2="18.65cm" svg:y2="13.6cm" draw:start-shape="id3" draw:start-glue-point="2" draw:end-shape="id11" draw:end-glue-point="0" svg:d="M13950 5400v2900h4700v5300" svg:viewBox="0 0 4701 8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4:35:48.385000000</meta:creation-date>
    <dc:date>2017-06-22T15:45:23.584000000</dc:date>
    <meta:editing-duration>PT5M20S</meta:editing-duration>
    <meta:editing-cycles>2</meta:editing-cycles>
    <meta:generator>LibreOffice/5.3.3.2$Windows_x86 LibreOffice_project/3d9a8b4b4e538a85e0782bd6c2d430bafe583448</meta:generator>
    <meta:document-statistic meta:object-count="55"/>
  </office:meta>
</office:document-meta>
</file>